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Normal" style:master-page-name="MP0" style:family="paragraph">
      <style:paragraph-properties fo:break-before="page"/>
      <style:text-properties style:rfc-language-tag="es-ES_tradnl" fo:language="es"/>
    </style:style>
    <style:style style:name="P2" style:parent-style-name="Normal" style:family="paragraph">
      <style:text-properties style:rfc-language-tag="es-ES_tradnl" fo:language="es"/>
    </style:style>
    <style:style style:name="P3" style:parent-style-name="Normal" style:family="paragraph">
      <style:text-properties style:rfc-language-tag="es-ES_tradnl" fo:language="es"/>
    </style:style>
    <style:style style:name="P4" style:parent-style-name="Normal" style:family="paragraph">
      <style:text-properties style:rfc-language-tag="es-ES_tradnl" fo:language="es"/>
    </style:style>
    <style:style style:name="P5" style:parent-style-name="Normal" style:family="paragraph">
      <style:paragraph-properties fo:text-align="center"/>
      <style:text-properties fo:font-size="48pt" style:font-size-asian="48pt" style:font-size-complex="48pt"/>
    </style:style>
    <style:style style:name="P6" style:parent-style-name="Normal" style:family="paragraph">
      <style:text-properties fo:font-size="14pt" style:font-size-asian="14pt" style:font-size-complex="14pt"/>
    </style:style>
    <style:style style:name="P7" style:parent-style-name="Normal" style:family="paragraph">
      <style:text-properties fo:font-size="14pt" style:font-size-asian="14pt" style:font-size-complex="14pt" style:rfc-language-tag="es-ES_tradnl" fo:language="es"/>
    </style:style>
    <style:style style:name="P8" style:parent-style-name="Normal" style:family="paragraph">
      <style:text-properties fo:font-size="14pt" style:font-size-asian="14pt" style:font-size-complex="14pt" style:rfc-language-tag="es-ES_tradnl" fo:language="es"/>
    </style:style>
    <style:style style:name="P9" style:parent-style-name="Normal" style:family="paragraph">
      <style:text-properties fo:color="#000000"/>
    </style:style>
    <style:style style:name="T10" style:parent-style-name="Fuentedepárrafopredeter." style:family="text">
      <style:text-properties style:rfc-language-tag="es-ES_tradnl" fo:language="es"/>
    </style:style>
    <style:style style:name="T11" style:parent-style-name="Fuentedepárrafopredeter." style:family="text">
      <style:text-properties style:rfc-language-tag="es-ES_tradnl" fo:language="es"/>
    </style:style>
    <style:style style:name="T12" style:parent-style-name="Fuentedepárrafopredeter." style:family="text">
      <style:text-properties style:rfc-language-tag="es-ES_tradnl" fo:language="es"/>
    </style:style>
    <style:style style:name="T13" style:parent-style-name="Fuentedepárrafopredeter." style:family="text">
      <style:text-properties style:rfc-language-tag="es-ES_tradnl" fo:language="es"/>
    </style:style>
  </office:automatic-styles>
  <office:body>
    <office:text text:use-soft-page-breaks="true">
      <text:p text:style-name="P1"/>
      <text:p text:style-name="P2"/>
      <text:p text:style-name="P3"/>
      <text:p text:style-name="P4"/>
      <text:p text:style-name="P5">Lymphoma BTK inhibitors synergy and COVID epigenomic fingerprint as results of multi-omics analysis.</text:p>
      <text:p text:style-name="Normal"/>
      <text:p text:style-name="Normal"/>
      <text:p text:style-name="Normal"/>
      <text:p text:style-name="Normal"/>
      <text:p text:style-name="Normal"/>
      <text:p text:style-name="Normal"/>
      <text:p text:style-name="Normal"/>
      <text:p text:style-name="Normal"/>
      <text:p text:style-name="P6"/>
      <text:p text:style-name="P7">Director y tutor: Manel Esteller</text:p>
      <text:p text:style-name="P8">Estudiante: Jeronimo Parra Parra</text:p>
      <text:soft-page-break/>
      <text:p text:style-name="Normal">Main introduction/ preliminary text:</text:p>
      <text:p text:style-name="Normal">My thesis in biomedicine focuses on bioinformatic analysis.</text:p>
      <text:p text:style-name="Normal">I started working at the IJC analyzing COVID epigenetics data. This project was recently published and I am now analyzing multi-omics data in lymphoma. My idea is to present both investigations in the thesis.</text:p>
      <text:p text:style-name="P9">From a biological point of view they may not seem to be very related, but from a mathematical point of view both use linear regressions and a very similar statistical treatment of data.</text:p>
      <text:p text:style-name="Normal">COVID epigenomic fingerprint research plan:</text:p>
      <text:p text:style-name="Normal"/>
      <text:p text:style-name="Normal">-Introduction</text:p>
      <text:p text:style-name="Normal">A common trait amongst severely affected COVID-19 patients is lung damage and respiratory failure, the most common cause of death.[1],[2] In addition, the persistence of lung lesions in survivors of COVID-19 could be related to prolonged symptoms.[2] Lung disease begins with an initial stage of early epithelial lesions, edema, and endothelial inflammation, followed by diffuse alveolar damage, before the onset of proliferation and fibrosis.[1],[2]<text:s/></text:p>
      <text:p text:style-name="Normal">-Objectives</text:p>
      <text:p text:style-name="Normal">Because epigenetic shifts underpin many human diseases,[3] these chemical modifications could be linked to COVID-19 lung pathology. Our data suggest that DNA methylation signatures in the blood of patients with COVID-19 provides clinical value.[4],[5] Thus, we sought to characterize the DNA methylation landscape of lung tissues from patients with COVID-19 to unveil targets of epigenetic dysregulation that can explain the described histopathological findings.</text:p>
      <text:p text:style-name="Normal"/>
      <text:p text:style-name="Normal">-Methodology</text:p>
      <text:p text:style-name="Normal">Clinical data and autopsy samples of lung tissues were retrospectively collected from 36 patients with PCR-confirmed SARS-CoV-2 infection and lung involvement (COVID-19 group) from April 18, 2020 to April 23, 2021, and 18 individuals without SARS-CoV-2 infection from July 7, 2018 to December 14, 2020 (control group).<text:s/>These data were collected in hospitals by other people before I started my thesis. So when I started my thesis in September 2023, they gave me the data to analyze.<text:s/>DNA methylation profiles were established using the Infinium MethylationEPIC Microarray.</text:p>
      <text:p text:style-name="Normal">DNA methylation data are available on Gene Expression Omnibus (GEO).</text:p>
      <text:p text:style-name="Normal">Differentially methylated CpG sites were obtained deriving a linear model with “limma” package including hospital, EPIC sample plate, sentrix ID, and position as covariates. CpG sites with mean beta differences &gt;|0.15| and adjusted P value &lt; .05 were selected. Hierarchical clustering was performed using Euclidean distance and ward.D clustering method. The differentially methylated CpGs were used to establish an epigenetic signature and further validated with external cohorts from the GEO repository (GSE213478, GSE234014, and GSE92511). RNA expression data were obtained using available cell lines.</text:p>
      <text:p text:style-name="Normal">Tissue deconvolution using a human cell-type methylation atlas was performed to determine the cell type composition of the samples. Immunohistochemistry was developed using anti-NLRP3 polyclonal<text:s/><text:soft-page-break/>antibody (MA5-32255, ThermoFisher Scientific). List of candidates CpG sites and genes are deposited at Mendeley Data.</text:p>
      <text:p text:style-name="Normal"/>
      <text:p text:style-name="Normal">-Schedule</text:p>
      <text:p text:style-name="Normal">Data analysis and publication: 2023.</text:p>
      <text:p text:style-name="Normal"/>
      <text:p text:style-name="Normal">-References</text:p>
      <text:p text:style-name="Normal">[1] Milross L. Majo J. Cooper N. et al. Post-mortem lung tissue: the fossil record of the pathophysiology and immunopathology of severe COVID-19. Lancet Respir Med. 2022; 10: 95-106</text:p>
      <text:p text:style-name="Normal">[2] Bridges J.P. Vladar E.K. Huang H. et al. Respiratory epithelial cell responses to SARS-CoV-2 in COVID-19. Thorax. 2022; 77: 203-209</text:p>
      <text:p text:style-name="Normal">[3] Berdasco M. Esteller M. Clinical epigenetics: seizing opportunities for translation.<text:s/><text:span text:style-name="T10">Nat Rev Genet. 2019; 20: 109-127</text:span></text:p>
      <text:p text:style-name="Normal"><text:span text:style-name="T11">[4] Castro de Moura M. Davalos V. Planas-Serra L. et al.<text:s/></text:span>Epigenome-wide association study of COVID-19 severity with respiratory failure.<text:s/><text:span text:style-name="T12">EBioMedicine. 2021; 66103339</text:span></text:p>
      <text:p text:style-name="Normal"><text:span text:style-name="T13">[5] Davalos V. García-Prieto C.A. Ferrer G. et al.<text:s/></text:span>Epigenetic profiling linked to multisystem inflammatory syndrome in children (MIS-C): A multicenter, retrospective study. EclinicalMedicine. 2022; 50101515</text:p>
      <text:p text:style-name="Normal"/>
      <text:p text:style-name="Normal"/>
      <text:p text:style-name="Normal">This research resulted in the publication of the following article:</text:p>
      <text:p text:style-name="Normal"><text:a xlink:href="https://journal.chestnet.org/article/S0012-3692(23)05677-5/fulltext" office:target-frame-name="_top" xlink:show="replace"><text:span text:style-name="Hipervínculo">Epigenetic Fingerprint of the SARS-CoV-2 Infection in the Lung of Lethal COVID-19 - CHEST (chestnet.org)</text:span></text:a></text:p>
      <text:p text:style-name="Normal"/>
      <text:p text:style-name="Normal"/>
      <text:p text:style-name="Normal"/>
      <text:p text:style-name="Normal"/>
      <text:p text:style-name="Normal">Lymphoma BTK inhibitors synergy research plan:</text:p>
      <text:p text:style-name="Normal"/>
      <text:p text:style-name="Normal">-Introduction</text:p>
      <text:p text:style-name="Normal">B-cell non–Hodgkin lymphomas (B-NHL) account for up to 4% of globally diagnosed cancers [1]. They are divided into low and high grades, typically corresponding to indolent (slow-growing) lymphomas, like chronic lymphocytic leukemia (CLL), and aggressive lymphomas, like diffuse large B-cell lymphoma (DLBCL), respectively [2]. Targeting of the B-cell receptor (BCR) pathway through inhibition of Bruton tyrosine kinase (BTK) with the first-in-class irreversible inhibitor ibrutinib has demonstrated exceptional clinical activity as a monotherapy for various subtypes of B-NHL, most notably CLL [3] and mantle cell<text:s/><text:soft-page-break/>lymphoma (MCL; [4]), but also Waldenstrom macroglobulinemia (WM; [5]) and activated B-cell-like DLBCL (ABC-DLBCL; [6]). Nonetheless, resistance to ibrutinib has been observed due in part to the acquisition of mutations that either affect the irreversible binding of BTK inhibitors (BTKi) or activate the phospholipase C gamma 2 (PLCg2) enzyme, a downstream enzyme in the BTK pathway [7]. In the case of BTK, a cysteine-to-serine mutation (BTKC481S) abrogates the covalent binding of ibrutinib to BTK and has been detected in up to 86% of relapsing patients with CLL, but only anecdotally in MCL relapsing patients. Additional intrinsic mechanisms of resistance involve activation of the noncanonical Nuclear factor kB (NF-kB)-inducible kinase (NIK)-NF-kB signaling in MCL. The use of distinct next-generation sequencing (NGS)-based genomic techniques including whole exome and targeted deep sequencing have been instrumental in identifying BTKC481S mutation as a genetic cause of BTKi resistance. More recently, global drug profiling using MS-based phosphoproteomics has been successfully employed to characterize drug mechanisms of action in single-agent therapy or multidrug combinations in solid cancers. In addition, a recent publication also showed that phosphoproteomic profiling can help to understand the role of BTKi in patients with CLL. In this study, CLL cells from patients with an unmutated immunoglobulin heavy chain gene (IGVH) status showed higher basal phosphorylation than patients with IGVH-mutated status. Here, we present TG-1701, a novel, orally available, irreversible BTKi that exhibits improved selectivity when compared with ibrutinib, and shows activity in various models of B-NHL. A MS-based phosphoproteomic platform used to interrogate the effects of TG-1701 on patients with CLL enrolled in the phase I dose-escalation study (NCT03671590) pointed to the transcription factor Ikaros as both a potential biomarker of clinical activity and an important node downstream of BTK in the BCR pathway.</text:p>
      <text:p text:style-name="Normal">Despite the remarkable activity of BTK inhibitors (BTKi) in relapsed B-cell non–Hodgkin lymphoma (B-NHL), no clinically-relevant biomarker has been associated to these agents so far. The relevance of phosphoproteomic profiling for the early identification of BTKi responders remains underexplored.</text:p>
      <text:p text:style-name="Normal"/>
      <text:p text:style-name="Normal">-Objectives</text:p>
      <text:p text:style-name="Normal">Understanding the synergistic activity of BTK inhibitors.</text:p>
      <text:p text:style-name="Normal"/>
      <text:p text:style-name="Normal">-Methodology</text:p>
      <text:p text:style-name="Normal">UPN and UPN ibru resistant cell lines with 2 different treatments(ibru and naraza) and the combination. MCL cells, both resistant and not resistant to treatment, under three different chemotherapeutic regimens: 1) ON123300, 2) ibrutinib, and 3) a combination of both treatments. The samples was collected after 6 hours of treatment. Proteins were extracted using a Urea-based buffer (6 M Urea, 100 mmol/L Tris-HCl pH 7.5) on a Bioruptor sonicator, followed by standard Lys-C and trypsin-mediated digestion. Proteomic quantitative analyses were performed using 13 of the 16 channels of a 16plex - Tandem Mass Tag (TMT) system, according to manufacturer’s instructions (Thermo Fisher Scientific). A small part of the sample (260 mg) was used for total proteome analysis, and remaining proteins were subjected to phosphoproteome enrichment using the High-Select TiO2 Phosphopeptide Enrichment Kit (Thermo Fisher Scientific). Total proteome and phosphopeptide fractions were fractionated in 24 and 9 fractions using a Zorbax ExtentC18 and the High pH Reversed-Phase Peptide Fractionation Kit (Thermo Fisher Scientific), respectively, with prior analysis on an Orbitrap Fusion Lumos Tribrid mass spectrometer. REC-1 and REC-BTKC481S protein extracts were labeled in triplicates with two TMT10plex,<text:s/><text:soft-page-break/>using a single channel (131N) to label a pool of all the samples. TMT fractionation and MS analysis were performed as above. Raw data were processed in MaxQuant (RRID:SCR_014485) and analyzed as described in Supplementary Materials and Methods. Data have been deposited to the ProteomeXchange Consortium (http://proteomecentral.proteomex change.org) via the PRIDE partner repository (PXD023231). To model the synergistic effect, the additive comparison is subtracted from the combinatorial perturbation comparison. Analysis framework and experimental design for evaluating synergy-driving gene expression.[8]</text:p>
      <text:p text:style-name="Normal"/>
      <text:p text:style-name="Normal">-Schedule</text:p>
      <text:p text:style-name="Normal">Experiment design and sample collection: 2023</text:p>
      <text:p text:style-name="Normal">Data analysis: 2024-2025</text:p>
      <text:p text:style-name="Normal">Write thesis: 2025-2026</text:p>
      <text:p text:style-name="Normal"/>
      <text:p text:style-name="Normal">-References</text:p>
      <text:p text:style-name="Normal">[1] Fisher SG, Fisher RI. The epidemiology of non-Hodgkin’s lymphoma. Oncogene 2004;23:6524–34.</text:p>
      <text:p text:style-name="Normal">[2]. Quintanilla-Martinez L. The 2016 updated WHO classification of lymphoid neoplasias. Hematol Oncol 2017;35:37–45.</text:p>
      <text:p text:style-name="Normal">[3]. Byrd JC, Furman RR, Coutre SE, Flinn IW, Burger JA, Blum KA, et al. Targeting BTK with ibrutinib in relapsed chronic lymphocytic leukemia. N Engl J Med 2013;369:32–42.</text:p>
      <text:p text:style-name="Normal">[4]. Wang ML, Rule S, Martin P, Goy A, Auer R, Kahl BS, et al. Targeting BTK with ibrutinib in relapsed or refractory mantle-cell lymphoma. N Engl J Med 2013; 369:507–16.<text:s/></text:p>
      <text:p text:style-name="Normal">[5]. Treon SP, Tripsas CK, Meid K, Warren D, Varma G, Green R, et al. Ibrutinib in previously treated Waldenstrom’s macroglobulinemia. N Engl J Med 2015;372: 1430–40.</text:p>
      <text:p text:style-name="Normal">[6]. Wilson WH, Young RM, Schmitz R, Yang Y, Pittaluga S, Wright G, et al. Targeting B cell receptor signaling with ibrutinib in diffuse large B cell lymphoma. Nat Med 2015;21:922–6.<text:s/></text:p>
      <text:p text:style-name="Normal">[7]. Woyach JA, Furman RR, Liu T-M, Ozer HG, Zapatka M, Ruppert AS, et al. Resistance mechanisms for the Bruton’s tyrosine kinase inhibitor ibrutinib. N Engl J Med 2014;370:2286–94</text:p>
      <text:p text:style-name="Normal">[8] Analysis framework and experimental design for evaluating synergy driving gene expression.</text:p>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Hipervínculovisitado" style:display-name="Hipervínculo visitado" style:family="text" style:parent-style-name="Fuentedepárrafopredeter.">
      <style:text-properties fo:color="#96607D" style:text-underline-type="single" style:text-underline-style="solid" style:text-underline-width="auto" style:text-underline-mode="continuous" style:text-underline-color="font-color"/>
    </style:style>
    <style:style style:name="rynqvb" style:display-name="rynqvb"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eronimo Parra</meta:initial-creator>
    <dc:creator>Jeronimo Parra</dc:creator>
    <meta:creation-date>2024-03-15T16:58:00Z</meta:creation-date>
    <dc:date>2024-07-25T12:39:00Z</dc:date>
    <meta:template xlink:href="Normal" xlink:type="simple"/>
    <meta:editing-cycles>90</meta:editing-cycles>
    <meta:editing-duration>PT1471500S</meta:editing-duration>
    <meta:document-statistic meta:page-count="5" meta:paragraph-count="21" meta:word-count="1591" meta:character-count="10644" meta:row-count="75" meta:non-whitespace-character-count="9074"/>
  </office:meta>
</office:document-meta>
</file>